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P Vaugha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37.973" calcext:value-type="float">
            <text:p>137.973</text:p>
          </table:table-cell>
          <table:table-cell office:value-type="float" office:value="2" calcext:value-type="float">
            <text:p>2</text:p>
          </table:table-cell>
          <table:table-cell office:value-type="float" office:value="21.1044" calcext:value-type="float">
            <text:p>21.1044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2.3044" calcext:value-type="float">
            <text:p>12.3044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20.6" calcext:value-type="float">
            <text:p>20.6</text:p>
          </table:table-cell>
          <table:table-cell office:value-type="float" office:value="66.4516" calcext:value-type="float">
            <text:p>66.45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office:value-type="float" office:value="71" calcext:value-type="float">
            <text:p>71</text:p>
          </table:table-cell>
          <table:table-cell office:value-type="float" office:value="62.3726" calcext:value-type="float">
            <text:p>62.3726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13.3575" calcext:value-type="float">
            <text:p>13.3575</text:p>
          </table:table-cell>
          <table:table-cell office:value-type="float" office:value="12.3044" calcext:value-type="float">
            <text:p>12.3044</text:p>
          </table:table-cell>
          <table:table-cell office:value-type="float" office:value="129" calcext:value-type="float">
            <text:p>129</text:p>
          </table:table-cell>
          <table:table-cell office:value-type="float" office:value="159.077" calcext:value-type="float">
            <text:p>159.07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D Collingwoo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.454" calcext:value-type="float">
            <text:p>145.454</text:p>
          </table:table-cell>
          <table:table-cell office:value-type="float" office:value="2" calcext:value-type="float">
            <text:p>2</text:p>
          </table:table-cell>
          <table:table-cell office:value-type="float" office:value="21.9739" calcext:value-type="float">
            <text:p>21.97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366" calcext:value-type="float">
            <text:p>2.62366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30.5161" calcext:value-type="float">
            <text:p>30.5161</text:p>
          </table:table-cell>
          <table:table-cell office:value-type="float" office:value="76.8065" calcext:value-type="float">
            <text:p>76.806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2.4" calcext:value-type="float">
            <text:p>42.4</text:p>
          </table:table-cell>
          <table:table-cell office:value-type="float" office:value="71" calcext:value-type="float">
            <text:p>71</text:p>
          </table:table-cell>
          <table:table-cell office:value-type="float" office:value="63.0537" calcext:value-type="float">
            <text:p>63.0537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3.3062" calcext:value-type="float">
            <text:p>13.3062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29" calcext:value-type="float">
            <text:p>129</text:p>
          </table:table-cell>
          <table:table-cell office:value-type="float" office:value="167.428" calcext:value-type="float">
            <text:p>167.4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P Pieterse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5.345" calcext:value-type="float">
            <text:p>145.345</text:p>
          </table:table-cell>
          <table:table-cell office:value-type="float" office:value="2" calcext:value-type="float">
            <text:p>2</text:p>
          </table:table-cell>
          <table:table-cell office:value-type="float" office:value="19.3931" calcext:value-type="float">
            <text:p>19.393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13.7931" calcext:value-type="float">
            <text:p>13.793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69892" calcext:value-type="float">
            <text:p>3.69892</text:p>
          </table:table-cell>
          <table:table-cell office:value-type="float" office:value="0.236559" calcext:value-type="float">
            <text:p>0.236559</text:p>
          </table:table-cell>
          <table:table-cell office:value-type="float" office:value="33.4946" calcext:value-type="float">
            <text:p>33.4946</text:p>
          </table:table-cell>
          <table:table-cell office:value-type="float" office:value="82.2117" calcext:value-type="float">
            <text:p>82.211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0.4" calcext:value-type="float">
            <text:p>40.4</text:p>
          </table:table-cell>
          <table:table-cell office:value-type="float" office:value="71" calcext:value-type="float">
            <text:p>71</text:p>
          </table:table-cell>
          <table:table-cell office:value-type="float" office:value="64.9454" calcext:value-type="float">
            <text:p>64.9454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3.6415" calcext:value-type="float">
            <text:p>13.6415</text:p>
          </table:table-cell>
          <table:table-cell office:value-type="float" office:value="13.7931" calcext:value-type="float">
            <text:p>13.7931</text:p>
          </table:table-cell>
          <table:table-cell office:value-type="float" office:value="129" calcext:value-type="float">
            <text:p>129</text:p>
          </table:table-cell>
          <table:table-cell office:value-type="float" office:value="164.738" calcext:value-type="float">
            <text:p>164.7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Flint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.454" calcext:value-type="float">
            <text:p>145.454</text:p>
          </table:table-cell>
          <table:table-cell office:value-type="float" office:value="2" calcext:value-type="float">
            <text:p>2</text:p>
          </table:table-cell>
          <table:table-cell office:value-type="float" office:value="21.9739" calcext:value-type="float">
            <text:p>21.97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4375" calcext:value-type="float">
            <text:p>2.43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2.5" calcext:value-type="float">
            <text:p>22.5</text:p>
          </table:table-cell>
          <table:table-cell office:value-type="float" office:value="86.5385" calcext:value-type="float">
            <text:p>86.538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2.4" calcext:value-type="float">
            <text:p>42.4</text:p>
          </table:table-cell>
          <table:table-cell office:value-type="float" office:value="71" calcext:value-type="float">
            <text:p>71</text:p>
          </table:table-cell>
          <table:table-cell office:value-type="float" office:value="63.0537" calcext:value-type="float">
            <text:p>63.0537</text:p>
          </table:table-cell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13.3062" calcext:value-type="float">
            <text:p>13.3062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129" calcext:value-type="float">
            <text:p>129</text:p>
          </table:table-cell>
          <table:table-cell office:value-type="float" office:value="167.428" calcext:value-type="float">
            <text:p>167.4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M Taylor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55.461" calcext:value-type="float">
            <text:p>155.461</text:p>
          </table:table-cell>
          <table:table-cell office:value-type="float" office:value="2" calcext:value-type="float">
            <text:p>2</text:p>
          </table:table-cell>
          <table:table-cell office:value-type="float" office:value="34.1796" calcext:value-type="float">
            <text:p>34.1796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.6</text:p>
          </table:table-cell>
          <table:table-cell office:value-type="float" office:value="12.5796" calcext:value-type="float">
            <text:p>12.5796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6" calcext:value-type="float">
            <text:p>0.26</text:p>
          </table:table-cell>
          <table:table-cell office:value-type="float" office:value="33.56" calcext:value-type="float">
            <text:p>33.56</text:p>
          </table:table-cell>
          <table:table-cell office:value-type="float" office:value="76.3421" calcext:value-type="float">
            <text:p>76.34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.8" calcext:value-type="float">
            <text:p>42.8</text:p>
          </table:table-cell>
          <table:table-cell office:value-type="float" office:value="86" calcext:value-type="float">
            <text:p>86</text:p>
          </table:table-cell>
          <table:table-cell office:value-type="float" office:value="60.661" calcext:value-type="float">
            <text:p>60.661</text:p>
          </table:table-cell>
          <table:table-cell office:value-type="float" office:value="6.8" calcext:value-type="float">
            <text:p>6.8</text:p>
          </table:table-cell>
          <table:table-cell office:value-type="float" office:value="21.6" calcext:value-type="float">
            <text:p>21.6</text:p>
          </table:table-cell>
          <table:table-cell office:value-type="float" office:value="11.2495" calcext:value-type="float">
            <text:p>11.2495</text:p>
          </table:table-cell>
          <table:table-cell office:value-type="float" office:value="12.5796" calcext:value-type="float">
            <text:p>12.5796</text:p>
          </table:table-cell>
          <table:table-cell office:value-type="float" office:value="126" calcext:value-type="float">
            <text:p>126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 Matsikenyer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.526" calcext:value-type="float">
            <text:p>154.526</text:p>
          </table:table-cell>
          <table:table-cell office:value-type="float" office:value="2" calcext:value-type="float">
            <text:p>2</text:p>
          </table:table-cell>
          <table:table-cell office:value-type="float" office:value="21.228" calcext:value-type="float">
            <text:p>21.228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14.828" calcext:value-type="float">
            <text:p>14.828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06383" calcext:value-type="float">
            <text:p>0.106383</text:p>
          </table:table-cell>
          <table:table-cell office:value-type="float" office:value="19.9787" calcext:value-type="float">
            <text:p>19.9787</text:p>
          </table:table-cell>
          <table:table-cell office:value-type="float" office:value="75.7869" calcext:value-type="float">
            <text:p>75.786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62.5262" calcext:value-type="float">
            <text:p>62.5262</text:p>
          </table:table-cell>
          <table:table-cell office:value-type="float" office:value="4.8" calcext:value-type="float">
            <text:p>4.8</text:p>
          </table:table-cell>
          <table:table-cell office:value-type="float" office:value="6.4" calcext:value-type="float">
            <text:p>6.4</text:p>
          </table:table-cell>
          <table:table-cell office:value-type="float" office:value="11.9242" calcext:value-type="float">
            <text:p>11.9242</text:p>
          </table:table-cell>
          <table:table-cell office:value-type="float" office:value="14.828" calcext:value-type="float">
            <text:p>14.828</text:p>
          </table:table-cell>
          <table:table-cell office:value-type="float" office:value="126" calcext:value-type="float">
            <text:p>126</text:p>
          </table:table-cell>
          <table:table-cell office:value-type="float" office:value="175.754" calcext:value-type="float">
            <text:p>175.75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2" calcext:value-type="float">
            <text:p>142</text:p>
          </table:table-cell>
          <table:table-cell office:value-type="float" office:value="212.077" calcext:value-type="float">
            <text:p>212.077</text:p>
          </table:table-cell>
          <table:table-cell office:value-type="float" office:value="7.5" calcext:value-type="float">
            <text:p>7.5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227.704" calcext:value-type="float">
            <text:p>227.704</text:p>
          </table:table-cell>
          <table:table-cell office:value-type="float" office:value="6.97887" calcext:value-type="float">
            <text:p>6.97887</text:p>
          </table:table-cell>
          <table:table-cell office:value-type="float" office:value="0.316901" calcext:value-type="float">
            <text:p>0.316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Chigumbu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.01" calcext:value-type="float">
            <text:p>160.01</text:p>
          </table:table-cell>
          <table:table-cell office:value-type="float" office:value="2" calcext:value-type="float">
            <text:p>2</text:p>
          </table:table-cell>
          <table:table-cell office:value-type="float" office:value="24.4817" calcext:value-type="float">
            <text:p>24.4817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office:value-type="float" office:value="14.8817" calcext:value-type="float">
            <text:p>14.8817</text:p>
          </table:table-cell>
          <table:table-cell office:value-type="float" office:value="232" calcext:value-type="float">
            <text:p>23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28947" calcext:value-type="float">
            <text:p>2.28947</text:p>
          </table:table-cell>
          <table:table-cell office:value-type="float" office:value="0.114035" calcext:value-type="float">
            <text:p>0.114035</text:p>
          </table:table-cell>
          <table:table-cell office:value-type="float" office:value="22.7895" calcext:value-type="float">
            <text:p>22.7895</text:p>
          </table:table-cell>
          <table:table-cell office:value-type="float" office:value="77.7844" calcext:value-type="float">
            <text:p>77.7844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4.8" calcext:value-type="float">
            <text:p>44.8</text:p>
          </table:table-cell>
          <table:table-cell office:value-type="float" office:value="86" calcext:value-type="float">
            <text:p>86</text:p>
          </table:table-cell>
          <table:table-cell office:value-type="float" office:value="63.2104" calcext:value-type="float">
            <text:p>63.210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11.8104" calcext:value-type="float">
            <text:p>11.8104</text:p>
          </table:table-cell>
          <table:table-cell office:value-type="float" office:value="14.8817" calcext:value-type="float">
            <text:p>14.8817</text:p>
          </table:table-cell>
          <table:table-cell office:value-type="float" office:value="126" calcext:value-type="float">
            <text:p>126</text:p>
          </table:table-cell>
          <table:table-cell office:value-type="float" office:value="184.492" calcext:value-type="float">
            <text:p>184.49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W Hi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5.767" calcext:value-type="float">
            <text:p>145.767</text:p>
          </table:table-cell>
          <table:table-cell office:value-type="float" office:value="2" calcext:value-type="float">
            <text:p>2</text:p>
          </table:table-cell>
          <table:table-cell office:value-type="float" office:value="16.8617" calcext:value-type="float">
            <text:p>16.86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9892" calcext:value-type="float">
            <text:p>38.98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9.7671" calcext:value-type="float">
            <text:p>49.7671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10.0001" calcext:value-type="float">
            <text:p>10.0001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132" calcext:value-type="float">
            <text:p>132</text:p>
          </table:table-cell>
          <table:table-cell office:value-type="float" office:value="162.629" calcext:value-type="float">
            <text:p>162.6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 Gay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3.395" calcext:value-type="float">
            <text:p>143.395</text:p>
          </table:table-cell>
          <table:table-cell office:value-type="float" office:value="2" calcext:value-type="float">
            <text:p>2</text:p>
          </table:table-cell>
          <table:table-cell office:value-type="float" office:value="18.7905" calcext:value-type="float">
            <text:p>18.7905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1.5905" calcext:value-type="float">
            <text:p>11.5905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8621" calcext:value-type="float">
            <text:p>4.58621</text:p>
          </table:table-cell>
          <table:table-cell office:value-type="float" office:value="0.206897" calcext:value-type="float">
            <text:p>0.206897</text:p>
          </table:table-cell>
          <table:table-cell office:value-type="float" office:value="31.1293" calcext:value-type="float">
            <text:p>31.1293</text:p>
          </table:table-cell>
          <table:table-cell office:value-type="float" office:value="89.4255" calcext:value-type="float">
            <text:p>89.425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office:value-type="float" office:value="50.5955" calcext:value-type="float">
            <text:p>50.5955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0.0803" calcext:value-type="float">
            <text:p>10.0803</text:p>
          </table:table-cell>
          <table:table-cell office:value-type="float" office:value="11.5905" calcext:value-type="float">
            <text:p>11.5905</text:p>
          </table:table-cell>
          <table:table-cell office:value-type="float" office:value="132" calcext:value-type="float">
            <text:p>132</text:p>
          </table:table-cell>
          <table:table-cell office:value-type="float" office:value="162.186" calcext:value-type="float">
            <text:p>162.1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 Smi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669" calcext:value-type="float">
            <text:p>143.669</text:p>
          </table:table-cell>
          <table:table-cell office:value-type="float" office:value="2" calcext:value-type="float">
            <text:p>2</text:p>
          </table:table-cell>
          <table:table-cell office:value-type="float" office:value="19.1632" calcext:value-type="float">
            <text:p>19.1632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1.9632" calcext:value-type="float">
            <text:p>11.9632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12" calcext:value-type="float">
            <text:p>0.12</text:p>
          </table:table-cell>
          <table:table-cell office:value-type="float" office:value="17.96" calcext:value-type="float">
            <text:p>17.96</text:p>
          </table:table-cell>
          <table:table-cell office:value-type="float" office:value="84.5574" calcext:value-type="float">
            <text:p>84.55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office:value-type="float" office:value="50.8691" calcext:value-type="float">
            <text:p>50.8691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0.3224" calcext:value-type="float">
            <text:p>10.3224</text:p>
          </table:table-cell>
          <table:table-cell office:value-type="float" office:value="11.9632" calcext:value-type="float">
            <text:p>11.9632</text:p>
          </table:table-cell>
          <table:table-cell office:value-type="float" office:value="132" calcext:value-type="float">
            <text:p>132</text:p>
          </table:table-cell>
          <table:table-cell office:value-type="float" office:value="162.832" calcext:value-type="float">
            <text:p>162.8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West Indies</text:p>
          </table:table-cell>
          <table:table-cell office:value-type="float" office:value="176" calcext:value-type="float">
            <text:p>176</text:p>
          </table:table-cell>
          <table:table-cell office:value-type="float" office:value="217.33" calcext:value-type="float">
            <text:p>217.33</text:p>
          </table:table-cell>
          <table:table-cell office:value-type="float" office:value="7.15909" calcext:value-type="float">
            <text:p>7.159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225.278" calcext:value-type="float">
            <text:p>225.278</text:p>
          </table:table-cell>
          <table:table-cell office:value-type="float" office:value="7.57386" calcext:value-type="float">
            <text:p>7.57386</text:p>
          </table:table-cell>
          <table:table-cell office:value-type="float" office:value="0.380682" calcext:value-type="float">
            <text:p>0.3806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J Brav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927" calcext:value-type="float">
            <text:p>143.927</text:p>
          </table:table-cell>
          <table:table-cell office:value-type="float" office:value="2" calcext:value-type="float">
            <text:p>2</text:p>
          </table:table-cell>
          <table:table-cell office:value-type="float" office:value="19.0318" calcext:value-type="float">
            <text:p>19.0318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1.8318" calcext:value-type="float">
            <text:p>11.8318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5514" calcext:value-type="float">
            <text:p>2.35514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23.1589" calcext:value-type="float">
            <text:p>23.1589</text:p>
          </table:table-cell>
          <table:table-cell office:value-type="float" office:value="80.9011" calcext:value-type="float">
            <text:p>80.901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8.8" calcext:value-type="float">
            <text:p>48.8</text:p>
          </table:table-cell>
          <table:table-cell office:value-type="float" office:value="68" calcext:value-type="float">
            <text:p>68</text:p>
          </table:table-cell>
          <table:table-cell office:value-type="float" office:value="51.1272" calcext:value-type="float">
            <text:p>51.1272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0.1691" calcext:value-type="float">
            <text:p>10.1691</text:p>
          </table:table-cell>
          <table:table-cell office:value-type="float" office:value="11.8318" calcext:value-type="float">
            <text:p>11.8318</text:p>
          </table:table-cell>
          <table:table-cell office:value-type="float" office:value="132" calcext:value-type="float">
            <text:p>132</text:p>
          </table:table-cell>
          <table:table-cell office:value-type="float" office:value="162.959" calcext:value-type="float">
            <text:p>162.9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D Collingwoo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6.7" calcext:value-type="float">
            <text:p>166.7</text:p>
          </table:table-cell>
          <table:table-cell office:value-type="float" office:value="3" calcext:value-type="float">
            <text:p>3</text:p>
          </table:table-cell>
          <table:table-cell office:value-type="float" office:value="25.1491" calcext:value-type="float">
            <text:p>25.14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.1491" calcext:value-type="float">
            <text:p>17.1491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62366" calcext:value-type="float">
            <text:p>2.62366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30.5161" calcext:value-type="float">
            <text:p>30.5161</text:p>
          </table:table-cell>
          <table:table-cell office:value-type="float" office:value="76.8065" calcext:value-type="float">
            <text:p>76.8065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8.4" calcext:value-type="float">
            <text:p>38.4</text:p>
          </table:table-cell>
          <table:table-cell office:value-type="float" office:value="103" calcext:value-type="float">
            <text:p>103</text:p>
          </table:table-cell>
          <table:table-cell office:value-type="float" office:value="74.3" calcext:value-type="float">
            <text:p>74.3</text:p>
          </table:table-cell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16.093" calcext:value-type="float">
            <text:p>16.093</text:p>
          </table:table-cell>
          <table:table-cell office:value-type="float" office:value="17.1491" calcext:value-type="float">
            <text:p>17.1491</text:p>
          </table:table-cell>
          <table:table-cell office:value-type="float" office:value="177" calcext:value-type="float">
            <text:p>177</text:p>
          </table:table-cell>
          <table:table-cell office:value-type="float" office:value="191.849" calcext:value-type="float">
            <text:p>191.84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21" calcext:value-type="float">
            <text:p>221</text:p>
          </table:table-cell>
          <table:table-cell office:value-type="float" office:value="237.176" calcext:value-type="float">
            <text:p>237.176</text:p>
          </table:table-cell>
          <table:table-cell office:value-type="float" office:value="7.17647" calcext:value-type="float">
            <text:p>7.17647</text:p>
          </table:table-cell>
          <table:table-cell office:value-type="float" office:value="0.289593" calcext:value-type="float">
            <text:p>0.289593</text:p>
          </table:table-cell>
          <table:table-cell office:value-type="float" office:value="230.633" calcext:value-type="float">
            <text:p>230.633</text:p>
          </table:table-cell>
          <table:table-cell office:value-type="float" office:value="7.45701" calcext:value-type="float">
            <text:p>7.45701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A Shah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66.553" calcext:value-type="float">
            <text:p>166.553</text:p>
          </table:table-cell>
          <table:table-cell office:value-type="float" office:value="3" calcext:value-type="float">
            <text:p>3</text:p>
          </table:table-cell>
          <table:table-cell office:value-type="float" office:value="20.2202" calcext:value-type="float">
            <text:p>20.2202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5.8202" calcext:value-type="float">
            <text:p>15.8202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0.23913" calcext:value-type="float">
            <text:p>0.23913</text:p>
          </table:table-cell>
          <table:table-cell office:value-type="float" office:value="32.6739" calcext:value-type="float">
            <text:p>32.6739</text:p>
          </table:table-cell>
          <table:table-cell office:value-type="float" office:value="81.1994" calcext:value-type="float">
            <text:p>81.199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9.2" calcext:value-type="float">
            <text:p>39.2</text:p>
          </table:table-cell>
          <table:table-cell office:value-type="float" office:value="103" calcext:value-type="float">
            <text:p>103</text:p>
          </table:table-cell>
          <table:table-cell office:value-type="float" office:value="73.3526" calcext:value-type="float">
            <text:p>73.3526</text:p>
          </table:table-cell>
          <table:table-cell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  <table:table-cell office:value-type="float" office:value="15.7733" calcext:value-type="float">
            <text:p>15.7733</text:p>
          </table:table-cell>
          <table:table-cell office:value-type="float" office:value="15.8202" calcext:value-type="float">
            <text:p>15.8202</text:p>
          </table:table-cell>
          <table:table-cell office:value-type="float" office:value="177" calcext:value-type="float">
            <text:p>177</text:p>
          </table:table-cell>
          <table:table-cell office:value-type="float" office:value="186.773" calcext:value-type="float">
            <text:p>186.773</text:p>
          </table:table-cell>
          <table:table-cell office:value-type="float" office:value="265" calcext:value-type="float">
            <text:p>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1:15:21.235756621</meta:creation-date>
    <dc:date>2016-04-17T01:15:54.048602699</dc:date>
    <meta:editing-duration>PT33S</meta:editing-duration>
    <meta:editing-cycles>1</meta:editing-cycles>
    <meta:document-statistic meta:table-count="1" meta:cell-count="546" meta:object-count="0"/>
    <meta:generator>LibreOffice/4.4.6.3$Linux_X86_64 LibreOffice_project/40m0$Build-3</meta:generator>
  </office:meta>
</office:document-meta>
</file>